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language="en" fo:country="US" style:font-size-asian="9pt" style:font-size-complex="9pt"/>
    </style:style>
    <style:style style:name="P2" style:family="paragraph" style:parent-style-name="Preformatted_20_Text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3" style:family="paragraph" style:parent-style-name="Preformatted_20_Text">
      <style:paragraph-properties fo:text-align="start" style:justify-single-word="false"/>
      <style:text-properties fo:font-size="9pt" fo:language="en" fo:country="US" style:font-size-asian="9pt" style:font-size-complex="9pt"/>
    </style:style>
    <style:style style:name="P4" style:family="paragraph" style:parent-style-name="Preformatted_20_Text">
      <style:paragraph-properties fo:text-align="center" style:justify-single-word="false"/>
      <style:text-properties fo:font-size="9pt" fo:language="en" fo:country="US" officeooo:rsid="001eb6b4" officeooo:paragraph-rsid="001eb6b4" style:font-size-asian="9pt" style:font-size-complex="9pt"/>
    </style:style>
    <style:style style:name="P5" style:family="paragraph" style:parent-style-name="Preformatted_20_Text">
      <style:text-properties fo:font-size="9pt" fo:language="en" fo:country="US" officeooo:rsid="001eb6b4" officeooo:paragraph-rsid="001eb6b4" style:font-size-asian="9pt" style:font-size-complex="9pt"/>
    </style:style>
    <style:style style:name="P6" style:family="paragraph" style:parent-style-name="Preformatted_20_Text">
      <style:text-properties fo:font-size="9pt" fo:language="en" fo:country="US" officeooo:rsid="0026e7f1" officeooo:paragraph-rsid="0026e7f1" style:font-size-asian="9pt" style:font-size-complex="9pt"/>
    </style:style>
    <style:style style:name="P7" style:family="paragraph" style:parent-style-name="Preformatted_20_Text">
      <style:text-properties fo:font-size="9pt" fo:language="en" fo:country="US" officeooo:paragraph-rsid="001eb6b4" style:font-size-asian="9pt" style:font-size-complex="9pt"/>
    </style:style>
    <style:style style:name="P8" style:family="paragraph" style:parent-style-name="Preformatted_20_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Preformatted_20_Text">
      <style:text-properties style:font-name="Liberation Mono" fo:font-size="9pt" fo:language="en" fo:country="US" officeooo:rsid="00325656" style:font-name-asian="Noto Sans Mono CJK SC" style:font-size-asian="9pt" style:font-name-complex="Liberation Mono" style:font-size-complex="9pt"/>
    </style:style>
    <style:style style:name="P10" style:family="paragraph" style:parent-style-name="Preformatted_20_Text">
      <style:text-properties fo:language="en" fo:country="US"/>
    </style:style>
    <style:style style:name="P11" style:family="paragraph" style:parent-style-name="Preformatted_20_Text">
      <style:text-properties fo:language="en" fo:country="US" officeooo:paragraph-rsid="00325656"/>
    </style:style>
    <style:style style:name="P12" style:family="paragraph" style:parent-style-name="Title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font-name="Liberation Mono1" fo:font-style="normal" fo:font-weight="normal" style:font-style-asian="normal" style:font-weight-asian="normal"/>
    </style:style>
    <style:style style:name="T2" style:family="text">
      <style:text-properties style:font-name="Liberation Mono" fo:font-size="9pt" style:font-name-asian="Noto Sans Mono CJK SC" style:font-size-asian="9pt" style:font-name-complex="Liberation Mono" style:font-size-complex="9pt"/>
    </style:style>
    <style:style style:name="T3" style:family="text">
      <style:text-properties style:font-name="Liberation Mono" fo:font-size="9pt" officeooo:rsid="00325656" style:font-name-asian="Noto Sans Mono CJK SC" style:font-size-asian="9pt" style:font-name-complex="Liberation Mono" style:font-size-complex="9pt"/>
    </style:style>
    <style:style style:name="T4" style:family="text">
      <style:text-properties style:font-name="Liberation Mono" fo:font-size="9pt" officeooo:rsid="00353540" style:font-name-asian="Noto Sans Mono CJK SC" style:font-size-asian="9pt" style:font-name-complex="Liberation Mono" style:font-size-complex="9pt"/>
    </style:style>
    <style:style style:name="T5" style:family="text">
      <style:text-properties style:font-name="Liberation Mono" fo:font-size="9pt" officeooo:rsid="00392b6d" style:font-name-asian="Noto Sans Mono CJK SC" style:font-size-asian="9pt" style:font-name-complex="Liberation Mono" style:font-size-complex="9pt"/>
    </style:style>
    <style:style style:name="T6" style:family="text">
      <style:text-properties style:font-name="Liberation Mono" fo:font-size="9pt" fo:language="en" fo:country="US" officeooo:rsid="00371e72" style:font-name-asian="Noto Sans Mono CJK SC" style:font-size-asian="9pt" style:font-name-complex="Liberation Mono" style:font-size-complex="9pt"/>
    </style:style>
    <style:style style:name="T7" style:family="text">
      <style:text-properties officeooo:rsid="00325656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325656" style:font-size-asian="9pt" style:font-size-complex="9pt"/>
    </style:style>
    <style:style style:name="T10" style:family="text">
      <style:text-properties fo:font-size="9pt" officeooo:rsid="002a60bd" style:font-size-asian="9pt" style:font-size-complex="9pt"/>
    </style:style>
    <style:style style:name="T11" style:family="text">
      <style:text-properties fo:font-size="9pt" officeooo:rsid="001dde55" style:font-size-asian="9pt" style:font-size-complex="9pt"/>
    </style:style>
    <style:style style:name="T12" style:family="text">
      <style:text-properties fo:font-size="9pt" fo:language="en" fo:country="US" style:font-size-asian="9pt" style:font-size-complex="9pt"/>
    </style:style>
    <style:style style:name="T13" style:family="text">
      <style:text-properties fo:font-size="9pt" fo:language="en" fo:country="US" officeooo:rsid="003872fd" style:font-size-asian="9pt" style:font-size-complex="9pt"/>
    </style:style>
    <style:style style:name="T14" style:family="text">
      <style:text-properties officeooo:rsid="003a1e83"/>
    </style:style>
    <style:style style:name="T15" style:family="text">
      <style:text-properties officeooo:rsid="003b1a0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run-through="foreground" style:wrap="none" style:vertical-pos="from-top" style:horizontal-pos="center" style:horizontal-rel="paragraph-content" fo:padding="0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DUCTION OF THE EXPRESSION OF THE QUADRATIC EQUATION SOLUTION</text:p>
      <text:p text:style-name="P8"/>
      <text:p text:style-name="P10"><text:span text:style-name="T3">Let</text:span><text:span text:style-name="T8"><draw:frame draw:style-name="fr1" draw:name="Objeto1" text:anchor-type="as-char" svg:y="-0.437cm" svg:width="2.609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b</text:span><text:span text:style-name="T3">e the quadratic equation for which you want to find the solution.</text:span></text:p>
      <text:p text:style-name="P9"/>
      <text:p text:style-name="P10"><text:span text:style-name="T4">In order t</text:span><text:span text:style-name="T3">o have a simpler expression we are going to normalize by</text:span><text:span text:style-name="T8"><draw:frame draw:style-name="fr1" draw:name="Objeto2" text:anchor-type="as-char" svg:y="-0.377cm" svg:width="0.42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and thus we have:</text:span></text:p>
      <text:p text:style-name="P2"><draw:frame draw:style-name="fr2" draw:name="Objeto3" text:anchor-type="as-char" svg:y="-0.619cm" svg:width="2.969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If we define<draw:frame draw:style-name="fr1" draw:name="Objeto4" text:anchor-type="as-char" svg:y="-0.619cm" svg:width="1.215cm" svg:height="0.998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7">and</text:span><text:span text:style-name="T1"><draw:frame draw:style-name="fr1" draw:name="Objeto5" text:anchor-type="as-char" svg:y="-0.619cm" svg:width="1.205cm" svg:height="0.998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1">for convenience and apply the changes, the quadratic equation would be:</text:span></text:p>
      <text:p text:style-name="P2"><draw:frame draw:style-name="fr1" draw:name="Objeto6" text:anchor-type="as-char" svg:y="-0.437cm" svg:width="2.746cm" svg:height="0.591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0"><text:span text:style-name="T5">If w</text:span><text:span text:style-name="T3">e take</text:span><text:span text:style-name="T8"><draw:frame draw:style-name="fr1" draw:name="Objeto8" text:anchor-type="as-char" svg:y="-0.377cm" svg:width="0.54cm" svg:height="0.531cm" draw:z-index="17"><draw:object xlink:href="./Object 8" xlink:type="simple" xlink:show="embed" xlink:actuate="onLoad"/><draw:image xlink:href="./ObjectReplacements/Object 8" xlink:type="simple" xlink:show="embed" xlink:actuate="onLoad"/></draw:frame></text:span><text:span text:style-name="T10">to the other side of equality, the equation is as follows:</text:span></text:p>
      <text:p text:style-name="P2"><draw:frame draw:style-name="fr1" draw:name="Objeto7" text:anchor-type="as-char" svg:y="-0.437cm" svg:width="2.556cm" svg:height="0.591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1"><text:span text:style-name="T8">We know that</text:span><text:span text:style-name="T11"><draw:frame draw:style-name="fr1" draw:name="Objeto24" text:anchor-type="as-char" svg:y="-0.437cm" svg:width="3.916cm" svg:height="0.557cm" draw:z-index="18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2">We are looking for the form</text:span> <text:span text:style-name="T8"><draw:frame draw:style-name="fr1" draw:name="Objeto9" text:anchor-type="as-char" svg:y="-0.437cm" svg:width="2.316cm" svg:height="0.527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1">to replace it with</text:span><text:span text:style-name="T11"><draw:frame draw:style-name="fr1" draw:name="Objeto23" text:anchor-type="as-char" svg:y="-0.437cm" svg:width="1.489cm" svg:height="0.557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11">Therefore, if we add </text:span><text:span text:style-name="T8"><draw:frame draw:style-name="fr1" draw:name="Objeto10" text:anchor-type="as-char" svg:y="-0.743cm" svg:width="1.072cm" svg:height="1.122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8">in both </text:span><text:span text:style-name="T3">sides of the equation</text:span><text:span text:style-name="T8"> we will have the square we are looking for.</text:span></text:p>
      <text:p text:style-name="P2"><draw:frame draw:style-name="fr1" draw:name="Objeto11" text:anchor-type="as-char" svg:y="-0.743cm" svg:width="8.879cm" svg:height="1.122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Now the square can be removed and brought to the other member as a square root. This gives <text:span text:style-name="T14">back</text:span> TWO possible solutions that are represented by the ± symbol.</text:p>
      <text:p text:style-name="P2"><draw:frame draw:style-name="fr1" draw:name="Objeto14" text:anchor-type="as-char" svg:y="-0.841cm" svg:width="3.963cm" svg:height="1.219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Solving for<draw:frame draw:style-name="fr1" draw:name="Objeto15" text:anchor-type="as-char" svg:y="-0.377cm" svg:width="0.432cm" svg:height="0.467cm" draw:z-index="11"><draw:object xlink:href="./Object 15" xlink:type="simple" xlink:show="embed" xlink:actuate="onLoad"/><draw:image xlink:href="./ObjectReplacements/Object 15" xlink:type="simple" xlink:show="embed" xlink:actuate="onLoad"/></draw:frame><text:span text:style-name="T7">in </text:span>the equation and rearranging it, we obtain:</text:p>
      <text:p text:style-name="P2"><draw:frame draw:style-name="fr1" draw:name="Objeto16" text:anchor-type="as-char" svg:y="-0.841cm" svg:width="7.237cm" svg:height="1.219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reformatted_20_Text"><text:span text:style-name="T12">If we reduce we </text:span><text:span text:style-name="T6">get</text:span><text:span text:style-name="T12"> the following expression:</text:span></text:p>
      <text:p text:style-name="P2"><draw:frame draw:style-name="fr1" draw:name="Objeto17" text:anchor-type="as-char" svg:y="-0.788cm" svg:width="3.163cm" svg:height="1.166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Substituting<draw:frame draw:style-name="fr1" draw:name="Objeto18" text:anchor-type="as-char" svg:y="-0.377cm" svg:width="0.552cm" svg:height="0.531cm" draw:z-index="14"><draw:object xlink:href="./Object 18" xlink:type="simple" xlink:show="embed" xlink:actuate="onLoad"/><draw:image xlink:href="./ObjectReplacements/Object 18" xlink:type="simple" xlink:show="embed" xlink:actuate="onLoad"/></draw:frame><text:span text:style-name="T7">and</text:span><draw:frame draw:style-name="fr1" draw:name="Objeto19" text:anchor-type="as-char" svg:y="-0.377cm" svg:width="0.54cm" svg:height="0.531cm" draw:z-index="15"><draw:object xlink:href="./Object 19" xlink:type="simple" xlink:show="embed" xlink:actuate="onLoad"/><draw:image xlink:href="./ObjectReplacements/Object 19" xlink:type="simple" xlink:show="embed" xlink:actuate="onLoad"/></draw:frame><text:span text:style-name="T15">f</text:span>or their corresponding <text:span text:style-name="T7">values</text:span><draw:frame draw:style-name="fr1" draw:name="Objeto20" text:anchor-type="as-char" svg:y="-0.619cm" svg:width="1.215cm" svg:height="0.998cm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7">and</text:span><draw:frame draw:style-name="fr1" draw:name="Objeto21" text:anchor-type="as-char" svg:y="-0.619cm" svg:width="1.205cm" svg:height="0.998cm" draw:z-index="21"><draw:object xlink:href="./Object 21" xlink:type="simple" xlink:show="embed" xlink:actuate="onLoad"/><draw:image xlink:href="./ObjectReplacements/Object 21" xlink:type="simple" xlink:show="embed" xlink:actuate="onLoad"/></draw:frame>, the expression is as follows:</text:p>
      <text:p text:style-name="P4"><draw:frame draw:style-name="fr1" draw:name="Objeto13" text:anchor-type="as-char" svg:y="-1.302cm" svg:width="3.47cm" svg:height="1.679cm" draw:z-index="2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5"/>
      <text:p text:style-name="P6">If we rationalize it to simplify it, we have:</text:p>
      <text:p text:style-name="P4"><draw:frame draw:style-name="fr1" draw:name="Objeto12" text:anchor-type="as-char" svg:y="-1.369cm" svg:width="16.976cm" svg:height="1.746cm" draw:z-index="2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7"/>
      <text:p text:style-name="Preformatted_20_Text"><text:span text:style-name="T12">And so </text:span><text:span text:style-name="T6">we get</text:span><text:span text:style-name="T12"> that the expressions </text:span><text:span text:style-name="T13">for</text:span><text:span text:style-name="T12"> the 2 solutions of the quadratic equation are:</text:span></text:p>
      <text:p text:style-name="P2"><draw:frame draw:style-name="fr1" draw:name="Objeto22" text:anchor-type="as-char" svg:y="-0.721cm" svg:width="3.184cm" svg:height="1.101cm" draw:z-index="16"><draw:object xlink:href="./Object 22" xlink:type="simple" xlink:show="embed" xlink:actuate="onLoad"/><draw:image xlink:href="./ObjectReplacements/Object 22" xlink:type="simple" xlink:show="embed" xlink:actuate="onLoad"/></draw:frame><text:span text:style-name="T7">and</text:span><draw:frame draw:style-name="fr1" draw:name="Objeto25" text:anchor-type="as-char" svg:y="-0.721cm" svg:width="3.249cm" svg:height="1.101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4T15:09:46.672496787</dc:date>
    <dc:creator>ipserc</dc:creator>
    <meta:editing-duration>PT2H8M37S</meta:editing-duration>
    <meta:editing-cycles>27</meta:editing-cycles>
    <meta:generator>LibreOffice/6.4.6.2$Linux_X86_64 LibreOffice_project/40$Build-2</meta:generator>
    <meta:document-statistic meta:table-count="0" meta:image-count="0" meta:object-count="25" meta:page-count="1" meta:paragraph-count="22" meta:word-count="174" meta:character-count="990" meta:non-whitespace-character-count="829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−</mo>
        <mi mathvariant="italic">bx</mi>
        <mo stretchy="false">+</mo>
        <mi>c</mi>
      </mrow>
      <mo stretchy="false">=</mo>
      <mn>0</mn>
    </mrow>
    <annotation encoding="StarMath 5.0">ax^{2}-bx+c=0</annotation>
  </semantics>
</math>
</file>

<file path=Object 10/content.xml><?xml version="1.0" encoding="utf-8"?>
<math xmlns="http://www.w3.org/1998/Math/MathML" display="block">
  <semantics>
    <msup>
      <mrow>
        <mo fence="true" stretchy="false">(</mo>
        <mrow>
          <mfrac>
            <msub>
              <mi>b</mi>
              <mn>1</mn>
            </msub>
            <mn>2</mn>
          </mfrac>
        </mrow>
        <mo fence="true" stretchy="false">)</mo>
      </mrow>
      <mn>2</mn>
    </msup>
    <annotation encoding="StarMath 5.0">({b_{1}}over{2})^{2}</annotation>
  </semantics>
</math>
</file>

<file path=Object 11/content.xml><?xml version="1.0" encoding="utf-8"?>
<math xmlns="http://www.w3.org/1998/Math/MathML" display="block">
  <semantics>
    <mrow>
      <mrow>
        <msup>
          <mi>x</mi>
          <mn>2</mn>
        </msup>
        <mo stretchy="false">−</mo>
        <msub>
          <mi>b</mi>
          <mn>1</mn>
        </msub>
      </mrow>
      <mrow>
        <mrow>
          <mi>x</mi>
          <mo stretchy="false">+</mo>
          <msup>
            <mrow>
              <mo fence="true" stretchy="false">(</mo>
              <mrow>
                <mfrac>
                  <msub>
                    <mi>b</mi>
                    <mn>1</mn>
                  </msub>
                  <mn>2</mn>
                </mfrac>
              </mrow>
              <mo fence="true" stretchy="false">)</mo>
            </mrow>
            <mn>2</mn>
          </msup>
        </mrow>
        <mo stretchy="false">=</mo>
        <mrow>
          <mrow>
            <mo stretchy="false">−</mo>
            <msub>
              <mi>c</mi>
              <mn>1</mn>
            </msub>
          </mrow>
          <mo stretchy="false">+</mo>
          <msup>
            <mrow>
              <mo fence="true" stretchy="false">(</mo>
              <mrow>
                <mfrac>
                  <msub>
                    <mi>b</mi>
                    <mn>1</mn>
                  </msub>
                  <mn>2</mn>
                </mfrac>
              </mrow>
              <mo fence="true" stretchy="false">)</mo>
            </mrow>
            <mn>2</mn>
          </msup>
        </mrow>
      </mrow>
      <mo stretchy="false">⇒</mo>
      <mrow>
        <msup>
          <mrow>
            <mo fence="true" stretchy="false">(</mo>
            <mrow>
              <mrow>
                <mi>x</mi>
                <mo stretchy="false">−</mo>
                <mfrac>
                  <msub>
                    <mi>b</mi>
                    <mn>1</mn>
                  </msub>
                  <mn>2</mn>
                </mfrac>
              </mrow>
            </mrow>
            <mo fence="true" stretchy="false">)</mo>
          </mrow>
          <mn>2</mn>
        </msup>
        <mo stretchy="false">=</mo>
        <mrow>
          <mrow>
            <mo stretchy="false">−</mo>
            <msub>
              <mi>c</mi>
              <mn>1</mn>
            </msub>
          </mrow>
          <mo stretchy="false">+</mo>
          <msup>
            <mrow>
              <mo fence="true" stretchy="false">(</mo>
              <mrow>
                <mfrac>
                  <msub>
                    <mi>b</mi>
                    <mn>1</mn>
                  </msub>
                  <mn>2</mn>
                </mfrac>
              </mrow>
              <mo fence="true" stretchy="false">)</mo>
            </mrow>
            <mn>2</mn>
          </msup>
        </mrow>
      </mrow>
    </mrow>
    <annotation encoding="StarMath 5.0">x^{2}-b_{1}x+({b_{1}}over{2})^{2}=-c_{1}+({b_{1}}over{2})^{2} drarrow (x-{b_{1}}over{2})^{2}=-c_{1}+({b_{1}}over{2})^{2}</annotation>
  </semantics>
</math>
</file>

<file path=Object 12/content.xml><?xml version="1.0" encoding="utf-8"?>
<math xmlns="http://www.w3.org/1998/Math/MathML" display="block">
  <semantics>
    <mrow>
      <mfrac>
        <mrow>
          <mfrac>
            <mi>b</mi>
            <mi>a</mi>
          </mfrac>
          <mo stretchy="false">±</mo>
          <msqrt>
            <mrow>
              <mrow>
                <msup>
                  <mrow>
                    <mo fence="true" stretchy="false">(</mo>
                    <mrow>
                      <mfrac>
                        <mi>b</mi>
                        <mi>a</mi>
                      </mfrac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frac>
                <mi>c</mi>
                <mi>a</mi>
              </mfrac>
            </mrow>
          </msqrt>
        </mrow>
        <mn>2</mn>
      </mfrac>
      <mo stretchy="false">=</mo>
      <mfrac>
        <mrow>
          <mfrac>
            <mi>b</mi>
            <mi>a</mi>
          </mfrac>
          <mo stretchy="false">±</mo>
          <msqrt>
            <mrow>
              <mrow>
                <mfrac>
                  <msup>
                    <mi>b</mi>
                    <mn>2</mn>
                  </msup>
                  <msup>
                    <mi>a</mi>
                    <mn>2</mn>
                  </msup>
                </mfrac>
                <mo stretchy="false">−</mo>
                <mn>4</mn>
              </mrow>
              <mfrac>
                <mi>c</mi>
                <mi>a</mi>
              </mfrac>
            </mrow>
          </msqrt>
        </mrow>
        <mn>2</mn>
      </mfrac>
      <mo stretchy="false">=</mo>
      <mfrac>
        <mrow>
          <mfrac>
            <mi>b</mi>
            <mi>a</mi>
          </mfrac>
          <mo stretchy="false">±</mo>
          <msqrt>
            <mrow>
              <mrow>
                <mfrac>
                  <msup>
                    <mi>b</mi>
                    <mn>2</mn>
                  </msup>
                  <msup>
                    <mi>a</mi>
                    <mn>2</mn>
                  </msup>
                </mfrac>
                <mo stretchy="false">−</mo>
                <mn>4</mn>
              </mrow>
              <mfrac>
                <mi mathvariant="italic">ac</mi>
                <msup>
                  <mi>a</mi>
                  <mn>2</mn>
                </msup>
              </mfrac>
            </mrow>
          </msqrt>
        </mrow>
        <mn>2</mn>
      </mfrac>
      <mo stretchy="false">=</mo>
      <mfrac>
        <mrow>
          <mfrac>
            <mi>b</mi>
            <mi>a</mi>
          </mfrac>
          <mo stretchy="false">±</mo>
          <msqrt>
            <mfrac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  <msup>
                <mi>a</mi>
                <mn>2</mn>
              </msup>
            </mfrac>
          </msqrt>
        </mrow>
        <mn>2</mn>
      </mfrac>
      <mo stretchy="false">=</mo>
      <mfrac>
        <mrow>
          <mfrac>
            <mi>b</mi>
            <mi>a</mi>
          </mfrac>
          <mo stretchy="false">±</mo>
          <mfrac>
            <msqrt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</msqrt>
            <mi>a</mi>
          </mfrac>
        </mrow>
        <mn>2</mn>
      </mfrac>
      <mo stretchy="false">=</mo>
      <mfrac>
        <mrow>
          <mi>b</mi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{{b}over{a} +- sqrt{({b}over{a})^{2}-4{c}over{a}}}over{2} = {{b}over{a} +- sqrt{{b}^{2}over{a}^{2}-4{c}over{a}}}over{2}={{b}over{a} +- sqrt{{b}^{2}over{a}^{2}-4{ac}over{a}^{2}}}over{2}={{b}over{a} +- sqrt{{{b}^{2}-4{ac}}over{a}^{2}}}over{2}={{b}over{a} +- sqrt{{{b}^{2}-4{ac}}}over{a}}over{2}={{b} +- sqrt{{{b}^{2}-4{ac}}}}over{2a}</annotation>
  </semantics>
</math>
</file>

<file path=Object 13/content.xml><?xml version="1.0" encoding="utf-8"?>
<math xmlns="http://www.w3.org/1998/Math/MathML" display="block">
  <semantics>
    <mrow>
      <mi>x</mi>
      <mo stretchy="false">=</mo>
      <mfrac>
        <mrow>
          <mfrac>
            <mi>b</mi>
            <mi>a</mi>
          </mfrac>
          <mo stretchy="false">±</mo>
          <msqrt>
            <mrow>
              <mrow>
                <msup>
                  <mrow>
                    <mo fence="true" stretchy="false">(</mo>
                    <mrow>
                      <mfrac>
                        <mi>b</mi>
                        <mi>a</mi>
                      </mfrac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frac>
                <mi>c</mi>
                <mi>a</mi>
              </mfrac>
            </mrow>
          </msqrt>
        </mrow>
        <mn>2</mn>
      </mfrac>
    </mrow>
    <annotation encoding="StarMath 5.0">x={{b}over{a} +- sqrt{({b}over{a})^{2}-4{c}over{a}}}over{2}</annotation>
  </semantics>
</math>
</file>

<file path=Object 14/content.xml><?xml version="1.0" encoding="utf-8"?>
<math xmlns="http://www.w3.org/1998/Math/MathML" display="block">
  <semantics>
    <mrow>
      <mrow>
        <mi>x</mi>
        <mo stretchy="false">−</mo>
        <mfrac>
          <msub>
            <mi>b</mi>
            <mn>1</mn>
          </msub>
          <mn>2</mn>
        </mfrac>
      </mrow>
      <mo stretchy="false">=</mo>
      <mrow>
        <mo stretchy="false">±</mo>
        <msqrt>
          <mrow>
            <mrow>
              <mo stretchy="false">−</mo>
              <msub>
                <mi>c</mi>
                <mn>1</mn>
              </msub>
            </mrow>
            <mo stretchy="false">+</mo>
            <msup>
              <mrow>
                <mo fence="true" stretchy="false">(</mo>
                <mrow>
                  <mfrac>
                    <msub>
                      <mi>b</mi>
                      <mn>1</mn>
                    </msub>
                    <mn>2</mn>
                  </mfrac>
                </mrow>
                <mo fence="true" stretchy="false">)</mo>
              </mrow>
              <mn>2</mn>
            </msup>
          </mrow>
        </msqrt>
      </mrow>
    </mrow>
    <annotation encoding="StarMath 5.0">x-{b_{1}}over{2}=+-sqrt{-c_{1}+({b_{1}}over{2})^{2}}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row>
      <mrow>
        <mi>x</mi>
        <mo stretchy="false">=</mo>
        <mrow>
          <mfrac>
            <msub>
              <mi>b</mi>
              <mn>1</mn>
            </msub>
            <mn>2</mn>
          </mfrac>
          <mo stretchy="false">±</mo>
          <msqrt>
            <mrow>
              <mrow>
                <mo stretchy="false">−</mo>
                <msub>
                  <mi>c</mi>
                  <mn>1</mn>
                </msub>
              </mrow>
              <mo stretchy="false">+</mo>
              <msup>
                <mrow>
                  <mo fence="true" stretchy="false">(</mo>
                  <mrow>
                    <mfrac>
                      <msub>
                        <mi>b</mi>
                        <mn>1</mn>
                      </msub>
                      <mn>2</mn>
                    </mfrac>
                  </mrow>
                  <mo fence="true" stretchy="false">)</mo>
                </mrow>
                <mn>2</mn>
              </msup>
            </mrow>
          </msqrt>
        </mrow>
      </mrow>
      <mo stretchy="false">⇒</mo>
      <mrow>
        <mi>x</mi>
        <mo stretchy="false">=</mo>
        <mrow>
          <mfrac>
            <msub>
              <mi>b</mi>
              <mn>1</mn>
            </msub>
            <mn>2</mn>
          </mfrac>
          <mo stretchy="false">±</mo>
          <msqrt>
            <mfrac>
              <mrow>
                <mrow>
                  <msup>
                    <msub>
                      <mi>b</mi>
                      <mn>1</mn>
                    </msub>
                    <mn>2</mn>
                  </msup>
                  <mo stretchy="false">−</mo>
                  <mn>4</mn>
                </mrow>
                <msub>
                  <mi>c</mi>
                  <mn>1</mn>
                </msub>
              </mrow>
              <mn>4</mn>
            </mfrac>
          </msqrt>
        </mrow>
      </mrow>
    </mrow>
    <annotation encoding="StarMath 5.0">x={b_{1}}over{2}+-sqrt{-c_{1}+({b_{1}}over{2})^{2}}  drarrow x={b_{1}}over{2}+-sqrt{{{b_{1}}^{2}-4c_{1}}over{4}}</annotation>
  </semantics>
</math>
</file>

<file path=Object 17/content.xml><?xml version="1.0" encoding="utf-8"?>
<math xmlns="http://www.w3.org/1998/Math/MathML" display="block">
  <semantics>
    <mrow>
      <mi>x</mi>
      <mo stretchy="false">=</mo>
      <mfrac>
        <mrow>
          <msub>
            <mi>b</mi>
            <mn>1</mn>
          </msub>
          <mo stretchy="false">±</mo>
          <msqrt>
            <mrow>
              <mrow>
                <msubsup>
                  <mi>b</mi>
                  <mn>1</mn>
                  <mn>2</mn>
                </msubsup>
                <mo stretchy="false">−</mo>
                <mn>4</mn>
              </mrow>
              <msub>
                <mi>c</mi>
                <mn>1</mn>
              </msub>
            </mrow>
          </msqrt>
        </mrow>
        <mn>2</mn>
      </mfrac>
    </mrow>
    <annotation encoding="StarMath 5.0">x={b_{1} +- sqrt{b_{1}^{2}-4c_{1}}}over{2}</annotation>
  </semantics>
</math>
</file>

<file path=Object 18/content.xml><?xml version="1.0" encoding="utf-8"?>
<math xmlns="http://www.w3.org/1998/Math/MathML" display="block">
  <semantics>
    <msub>
      <mi>b</mi>
      <mn>1</mn>
    </msub>
    <annotation encoding="StarMath 5.0">b_{1}</annotation>
  </semantics>
</math>
</file>

<file path=Object 19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</annotation>
  </semantics>
</math>
</file>

<file path=Object 21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22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i>b</mi>
          <mo stretchy="false">+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{1}={b+sqrt{b^{2}-4ac}}over{2a}</annotation>
  </semantics>
</math>
</file>

<file path=Object 23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−</mo>
            <mi>p</mi>
          </mrow>
        </mrow>
        <mo fence="true" stretchy="false">)</mo>
      </mrow>
      <mn>2</mn>
    </msup>
    <annotation encoding="StarMath 5.0"> ( x - p ) ^ 2 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i>p</mi>
              </mrow>
            </mrow>
            <mo fence="true" stretchy="false">)</mo>
          </mrow>
          <mn>2</mn>
        </msup>
        <mo stretchy="false">=</mo>
        <mrow>
          <msup>
            <mi>x</mi>
            <mn>2</mn>
          </msup>
          <mo stretchy="false">−</mo>
          <mn>2</mn>
        </mrow>
      </mrow>
      <mrow>
        <mi mathvariant="italic">px</mi>
        <mo stretchy="false">+</mo>
        <msup>
          <mi>p</mi>
          <mn>2</mn>
        </msup>
      </mrow>
    </mrow>
    <annotation encoding="StarMath 5.0">nospace{ (x-p)^{2} = x^{2}-2px+p^{2}}</annotation>
  </semantics>
</math>
</file>

<file path=Object 25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i>b</mi>
          <mo stretchy="false">−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{2}={b-sqrt{b^{2}-4ac}}over{2a}</annotation>
  </semantics>
</math>
</file>

<file path=Object 3/content.xml><?xml version="1.0" encoding="utf-8"?>
<math xmlns="http://www.w3.org/1998/Math/MathML" display="block">
  <semantics>
    <mrow>
      <mrow>
        <msup>
          <mi>x</mi>
          <mn>2</mn>
        </msup>
        <mo stretchy="false">−</mo>
        <mrow>
          <mo fence="true" stretchy="false">(</mo>
          <mrow>
            <mfrac>
              <mi>b</mi>
              <mi>a</mi>
            </mfrac>
          </mrow>
          <mo fence="true" stretchy="false">)</mo>
        </mrow>
      </mrow>
      <mrow>
        <mrow>
          <mi>x</mi>
          <mo stretchy="false">+</mo>
          <mfrac>
            <mi>c</mi>
            <mi>a</mi>
          </mfrac>
        </mrow>
        <mo stretchy="false">=</mo>
        <mn>0</mn>
      </mrow>
    </mrow>
    <annotation encoding="StarMath 5.0">x^{2}-({b}over{a})x+{c}over{a}=0</annotation>
  </semantics>
</math>
</file>

<file path=Object 4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

</annotation>
  </semantics>
</math>
</file>

<file path=Object 5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−</mo>
        <msub>
          <mi>b</mi>
          <mn>1</mn>
        </msub>
      </mrow>
      <mrow>
        <mrow>
          <mi>x</mi>
          <mo stretchy="false">+</mo>
          <msub>
            <mi>c</mi>
            <mn>1</mn>
          </msub>
        </mrow>
        <mo stretchy="false">=</mo>
        <mn>0</mn>
      </mrow>
    </mrow>
    <annotation encoding="StarMath 5.0">x^{2}-b_{1}x+c_{1}=0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−</mo>
        <msub>
          <mi>b</mi>
          <mn>1</mn>
        </msub>
      </mrow>
      <mrow>
        <mi>x</mi>
        <mo stretchy="false">=</mo>
        <mrow>
          <mo stretchy="false">−</mo>
          <msub>
            <mi>c</mi>
            <mn>1</mn>
          </msub>
        </mrow>
      </mrow>
    </mrow>
    <annotation encoding="StarMath 5.0">x^{2}-b_{1}x=-c_{1}
</annotation>
  </semantics>
</math>
</file>

<file path=Object 8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9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i mathvariant="italic">px</mi>
        <mo stretchy="false">+</mo>
        <msup>
          <mi>p</mi>
          <mn>2</mn>
        </msup>
      </mrow>
    </mrow>
    <annotation encoding="StarMath 5.0">x^{2}-2px+p^{2}</annotation>
  </semantics>
</math>
</file>